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automatic-styles>
    <style:style style:name="P1" style:family="paragraph" style:parent-style-name="Standard">
      <style:paragraph-properties fo:text-align="center" style:justify-single-word="false"/>
      <style:text-properties fo:font-weight="bold" officeooo:rsid="000724e0" officeooo:paragraph-rsid="000724e0" style:font-weight-asian="bold" style:font-weight-complex="bold"/>
    </style:style>
    <style:style style:name="P2" style:family="paragraph" style:parent-style-name="Standard" style:list-style-name="L1">
      <style:paragraph-properties fo:text-align="start" style:justify-single-word="false"/>
      <style:text-properties fo:color="#000000" loext:opacity="100%" fo:font-weight="normal" officeooo:rsid="000724e0" officeooo:paragraph-rsid="0007537b" style:font-weight-asian="normal" style:font-weight-complex="normal"/>
    </style:style>
    <style:style style:name="T1" style:family="text">
      <style:text-properties fo:font-variant="normal" fo:text-transform="none" fo:color="#dbdee1" loext:opacity="100%" style:font-name="gg sans" fo:font-size="12pt" fo:letter-spacing="normal" fo:font-style="normal"/>
    </style:style>
    <style:style style:name="T2" style:family="text">
      <style:text-properties fo:font-variant="normal" fo:text-transform="none" style:font-name="gg sans" fo:font-size="12pt" fo:letter-spacing="normal" fo:font-style="normal"/>
    </style:style>
    <style:style style:name="T3" style:family="text">
      <style:text-properties fo:color="#000000"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STORIES</text:p>
      <text:p text:style-name="P1"/>
      <text:p text:style-name="P1"/>
      <text:list xml:id="list1929838089" text:style-name="L1">
        <text:list-item>
          <text:p text:style-name="P2"><text:span text:style-name="T2">Ca un utilizator care vrea să vândă un produs prin licitație, doresc să pot încărca informații despre produsul meu, să stabilesc prețul de pornire și durata licitației, astfel încât să pot atrage cumpărători interesați și să obțin cel mai bun preț pentru produsul meu.</text:span> </text:p>
        </text:list-item>
        <text:list-item>
          <text:p text:style-name="P2"><text:span text:style-name="T2">Ca un cumpărător care caută un produs specific, doresc să pot căuta și filtra produsele disponibile în funcție de diferite criterii, cum ar fi categorie, preț, locație și starea produsului, pentru a găsi exact ceea ce caut.</text:span> </text:p>
        </text:list-item>
        <text:list-item>
          <text:p text:style-name="P2"><text:span text:style-name="T2">Ca un utilizator care vrea să cumpere un produs prin anunț propriu-zis, doresc să pot să încarc informații despre produsul meu, să stabilesc prețul și să îl promovez în cadrul site-ului, astfel încât să îl fac cât mai vizibil pentru potențialii cumpărători. </text:span></text:p>
        </text:list-item>
        <text:list-item>
          <text:p text:style-name="P2"><text:span text:style-name="T2">Ca un cumpărător interesat de un produs care este deja disponibil prin anunț propriu-zis, doresc să pot să contactez vânzătorul direct prin intermediul site-ului pentru a discuta detalii despre produs, a negocia prețul și a face tranzacția.</text:span> </text:p>
        </text:list-item>
        <text:list-item>
          <text:p text:style-name="P2"><text:span text:style-name="T2">Ca un utilizator care vinde sau cumpără produse frecvent, doresc să pot să îmi gestionez contul și informațiile despre produsele mele într-un mod ușor și intuitiv, astfel încât să îmi optimizez timpul și să am o experiență de utilizare plăcută.</text:span> </text:p>
        </text:list-item>
        <text:list-item>
          <text:p text:style-name="P2"><text:span text:style-name="T2">Ca un utilizator care are nevoie de ajutor sau are întrebări, doresc să am acces la un sistem de suport și la informații clare despre cum să folosesc site-ul, astfel încât să pot rezolva rapid problemele și să îmi maximizez experiența de utilizare.</text:span> </text:p>
          <text:p text:style-name="P2"/>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6T23:08:49.677000000</meta:creation-date>
    <dc:date>2023-03-26T23:13:08.653000000</dc:date>
    <meta:editing-duration>PT4M18S</meta:editing-duration>
    <meta:editing-cycles>3</meta:editing-cycles>
    <meta:generator>LibreOffice/7.5.0.3$Windows_X86_64 LibreOffice_project/c21113d003cd3efa8c53188764377a8272d9d6de</meta:generator>
    <meta:document-statistic meta:table-count="0" meta:image-count="0" meta:object-count="0" meta:page-count="1" meta:paragraph-count="8" meta:word-count="252" meta:character-count="1505" meta:non-whitespace-character-count="1261"/>
  </office:meta>
</office:document-meta>
</file>